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nos2" svg:font-family="Tinos"/>
    <style:font-face style:name="Liberation Sans1" svg:font-family="'Liberation Sans'" style:font-family-generic="swiss"/>
    <style:font-face style:name="Tinos1" svg:font-family="Tinos" style:font-pitch="variable"/>
    <style:font-face style:name="Tinos" svg:font-family="Tinos" style:font-family-generic="roman" style:font-pitch="variable"/>
    <style:font-face style:name="Arimo" svg:font-family="Arimo" style:font-family-generic="swiss" style:font-pitch="variable"/>
    <style:font-face style:name="Liberation Sans" svg:font-family="'Liberation Sans'" style:font-family-generic="system" style:font-pitch="variable"/>
    <style:font-face style:name="WenQuanYi Zen Hei" svg:font-family="'WenQuanYi Zen Hei'" style:font-family-generic="system" style:font-pitch="variable"/>
  </office:font-face-decls>
  <office:automatic-styles>
    <style:style style:name="Table2" style:family="table">
      <style:table-properties style:width="16.986cm" table:align="left"/>
    </style:style>
    <style:style style:name="Table2.A" style:family="table-column">
      <style:table-column-properties style:column-width="13.677cm"/>
    </style:style>
    <style:style style:name="Table2.B" style:family="table-column">
      <style:table-column-properties style:column-width="3.309cm"/>
    </style:style>
    <style:style style:name="Table2.1" style:family="table-row">
      <style:table-row-properties style:min-row-height="6.78cm"/>
    </style:style>
    <style:style style:name="Table2.A1" style:family="table-cell">
      <style:table-cell-properties fo:padding="0.097cm" fo:border="none"/>
    </style:style>
    <style:style style:name="Table1" style:family="table">
      <style:table-properties style:width="2.94cm" fo:margin-left="0.064cm" fo:margin-right="0.111cm" table:align="margins"/>
    </style:style>
    <style:style style:name="Table1.A" style:family="table-column">
      <style:table-column-properties style:column-width="1.226cm" style:rel-column-width="27306*"/>
    </style:style>
    <style:style style:name="Table1.B" style:family="table-column">
      <style:table-column-properties style:column-width="1.715cm" style:rel-column-width="3822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font-weight="bold" style:font-weight-asian="bold" style:font-weight-complex="bold"/>
    </style:style>
    <style:style style:name="P2" style:family="paragraph" style:parent-style-name="Text_20_body">
      <style:text-properties style:font-name="Tinos1" fo:font-size="12pt" style:font-size-asian="12pt" style:font-size-complex="12pt"/>
    </style:style>
    <style:style style:name="P3" style:family="paragraph" style:parent-style-name="Text_20_body">
      <style:text-properties style:font-name="Tinos1" fo:font-size="12pt" fo:font-weight="bold" style:font-size-asian="12pt" style:font-weight-asian="bold" style:font-size-complex="12pt" style:font-weight-complex="bold"/>
    </style:style>
    <style:style style:name="P4" style:family="paragraph" style:parent-style-name="Text_20_body">
      <style:text-properties style:font-name="Tinos1" fo:font-size="12pt" fo:font-weight="normal" style:font-size-asian="12pt" style:font-weight-asian="normal" style:font-size-complex="12pt" style:font-weight-complex="normal"/>
    </style:style>
    <style:style style:name="P5" style:family="paragraph" style:parent-style-name="Text_20_body" style:master-page-name="">
      <style:paragraph-properties fo:margin-left="1.288cm" fo:margin-right="0cm" fo:margin-top="0cm" fo:margin-bottom="0.212cm" fo:text-indent="0cm" style:auto-text-indent="false" style:page-number="auto"/>
    </style:style>
    <style:style style:name="P6" style:family="paragraph" style:parent-style-name="Text_20_body" style:master-page-name="">
      <style:paragraph-properties fo:margin-left="0.575cm" fo:margin-right="0cm" fo:margin-top="0cm" fo:margin-bottom="0.212cm" fo:text-indent="0cm" style:auto-text-indent="false" style:page-number="auto"/>
    </style:style>
    <style:style style:name="P7" style:family="paragraph" style:parent-style-name="Text_20_body">
      <style:paragraph-properties fo:margin-left="0cm" fo:margin-right="0cm" fo:margin-top="0cm" fo:margin-bottom="0.212cm" fo:text-indent="0cm" style:auto-text-indent="false"/>
      <style:text-properties style:font-name="Tinos1" fo:font-size="12pt" style:font-size-asian="12pt" style:font-size-complex="12pt"/>
    </style:style>
    <style:style style:name="P8" style:family="paragraph" style:parent-style-name="Text_20_body">
      <style:paragraph-properties fo:margin-left="0cm" fo:margin-right="0cm" fo:margin-top="0cm" fo:margin-bottom="0.212cm" fo:text-indent="0cm" style:auto-text-indent="false"/>
      <style:text-properties style:font-name="Tinos1" fo:font-size="12pt" fo:font-weight="bold" style:font-size-asian="12pt" style:font-weight-asian="bold" style:font-size-complex="12pt" style:font-weight-complex="bold"/>
    </style:style>
    <style:style style:name="P9" style:family="paragraph" style:parent-style-name="Text_20_body" style:master-page-name="">
      <style:paragraph-properties fo:margin-left="0cm" fo:margin-right="0cm" fo:margin-top="0cm" fo:margin-bottom="0.212cm" fo:text-indent="0cm" style:auto-text-indent="false" style:page-number="auto"/>
    </style:style>
    <style:style style:name="P10" style:family="paragraph" style:parent-style-name="Text_20_body" style:master-page-name="">
      <style:paragraph-properties fo:margin-left="1.219cm" fo:margin-right="0cm" fo:margin-top="0cm" fo:margin-bottom="0.212cm" fo:text-indent="0cm" style:auto-text-indent="false" style:page-number="auto"/>
    </style:style>
    <style:style style:name="P11" style:family="paragraph" style:parent-style-name="Text_20_body">
      <style:paragraph-properties fo:margin-left="1.219cm" fo:margin-right="0cm" fo:margin-top="0cm" fo:margin-bottom="0.212cm" fo:text-indent="0cm" style:auto-text-indent="false"/>
    </style:style>
    <style:style style:name="P12" style:family="paragraph" style:parent-style-name="Text_20_body">
      <style:paragraph-properties fo:margin-left="1.219cm" fo:margin-right="0cm" fo:margin-top="0cm" fo:margin-bottom="0.212cm" fo:text-indent="0cm" style:auto-text-indent="false"/>
      <style:text-properties style:font-name="Tinos"/>
    </style:style>
    <style:style style:name="P13" style:family="paragraph" style:parent-style-name="Standard">
      <style:text-properties fo:font-weight="bold" style:font-weight-asian="bold" style:font-weight-complex="bold"/>
    </style:style>
    <style:style style:name="P14" style:family="paragraph" style:parent-style-name="Table_20_Contents">
      <style:text-properties style:font-name="Tinos1" fo:font-size="12pt" style:font-size-asian="12pt" style:font-size-complex="12pt"/>
    </style:style>
    <style:style style:name="P15" style:family="paragraph" style:parent-style-name="Table_20_Contents">
      <style:paragraph-properties fo:text-align="center" style:justify-single-word="false"/>
      <style:text-properties style:font-name="Tinos1" fo:font-size="12pt" style:font-size-asian="12pt" style:font-size-complex="12pt"/>
    </style:style>
    <style:style style:name="P16" style:family="paragraph" style:parent-style-name="Table_20_Contents">
      <style:paragraph-properties fo:text-align="center" style:justify-single-word="false"/>
      <style:text-properties style:font-name="Tinos2" fo:font-size="12pt" style:font-name-asian="Tinos2" style:font-size-asian="12pt" style:font-name-complex="Tinos2" style:font-size-complex="12pt"/>
    </style:style>
    <style:style style:name="P17" style:family="paragraph" style:parent-style-name="Text_20_body">
      <style:paragraph-properties fo:margin-left="1.242cm" fo:margin-right="0cm" fo:margin-top="0cm" fo:margin-bottom="0.212cm" fo:text-indent="0cm" style:auto-text-indent="false"/>
    </style:style>
    <style:style style:name="P18" style:family="paragraph" style:parent-style-name="Text_20_body" style:master-page-name="">
      <style:paragraph-properties fo:margin-left="1.265cm" fo:margin-right="0cm" fo:margin-top="0cm" fo:margin-bottom="0.212cm" fo:text-indent="0cm" style:auto-text-indent="false" style:page-number="auto"/>
      <style:text-properties style:font-name="Tinos1" fo:font-size="12pt" style:font-size-asian="12pt" style:font-size-complex="12pt"/>
    </style:style>
    <style:style style:name="P19" style:family="paragraph" style:parent-style-name="Text_20_body" style:master-page-name="">
      <style:paragraph-properties style:page-number="auto"/>
    </style:style>
    <style:style style:name="P20" style:family="paragraph" style:parent-style-name="Text_20_body" style:master-page-name="">
      <style:paragraph-properties fo:margin-left="3.334cm" fo:margin-right="0cm" fo:margin-top="0cm" fo:margin-bottom="0.212cm" fo:text-indent="0cm" style:auto-text-indent="false" style:page-number="auto"/>
    </style:style>
    <style:style style:name="P21" style:family="paragraph" style:parent-style-name="Text_20_body">
      <style:paragraph-properties fo:margin-left="3.334cm" fo:margin-right="0cm" fo:margin-top="0cm" fo:margin-bottom="0.212cm" fo:text-indent="0cm" style:auto-text-indent="false"/>
    </style:style>
    <style:style style:name="P22" style:family="paragraph" style:parent-style-name="Text_20_body" style:list-style-name="L1"/>
    <style:style style:name="P23" style:family="paragraph" style:parent-style-name="Text_20_body" style:list-style-name="L2"/>
    <style:style style:name="P24" style:family="paragraph" style:parent-style-name="Heading_20_1">
      <style:paragraph-properties fo:text-align="center" style:justify-single-word="false"/>
    </style:style>
    <style:style style:name="P25"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style:font-name="Tinos1" fo:font-size="12pt" style:font-size-asian="12pt" style:font-size-complex="12pt"/>
    </style:style>
    <style:style style:name="T4" style:family="text">
      <style:text-properties style:font-name="Tinos2"/>
    </style:style>
    <style:style style:name="T5" style:family="text">
      <style:text-properties style:font-name="Tinos"/>
    </style:style>
    <style:style style:name="T6" style:family="text">
      <style:text-properties fo:color="#ff0000"/>
    </style:style>
    <style:style style:name="T7"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BitXUltra firmware for the BITX40 by VK6MN</text:h>
      <text:p text:style-name="Standard"/>
      <text:p text:style-name="Standard">This document covers the firmware written for the BITX Raduino board with the BITX40 transceiver as supplied by <text:a xlink:type="simple" xlink:href="http://www.hfsigs.com/" text:style-name="Internet_20_link" text:visited-style-name="Visited_20_Internet_20_Link">www.hfsigs.com</text:a>. </text:p>
      <text:p text:style-name="Standard"/>
      <text:p text:style-name="Standard">The firmware started out as the original Bitx firmware by Ashhar Farhan, VU2ESE (although not much of that is left here) and has grown to incorporate ideas from the uBitx and other Bitx related material on the internet, including several blog posts by Don Cantrell, ND6T. <text:s/>All the code that was not part of Ashhar's original firmware is written from scratch by Mike, VK6MN.</text:p>
      <text:p text:style-name="Standard"/>
      <text:p text:style-name="Text_20_body">This firmware uses an “everything in” approach, with #defines used to enable the various options. As a result it can be built to make your radio as advanced or as streamlined (simple) as you like without having to maintain more than one version. </text:p>
      <text:p text:style-name="Text_20_body">The simplest version is the same as the original BITX40 firmware and only provides control of the DDS frequency, with a calibration button.</text:p>
      <text:p text:style-name="Text_20_body">The most complete version provides shuttle tuning, PTT control, a menu, RIT, <text:s/>USB/LSB, <text:s/>CW with Straight Key, Paddle or Bug, setting the sidetone frequency, saving the current state as default, a channel mode with up to 40 channels, up to 6 VFOs, an SWR/S-Meter, CW Beacon, Antenna Analyser and more! (and it's possible to make it all fit at the same time!)</text:p>
      <text:p text:style-name="Text_20_body">The following can be configured by enabling or disabling #define statements in config.h.<text:line-break/>To disable a feature, add // before the #.</text:p>
      <text:h text:style-name="Heading_20_2" text:outline-level="2">Compile Options</text:h>
      <text:p text:style-name="Text_20_body">HAVE_PTT<text:line-break/>Enable this if you have added the resistor and NPN transistor, and connected the PTT line via the Raduino PTT and TX_RX pins. It is required if you want RIT to work (without it there is no way to know if the radio is in TX). </text:p>
      <text:p text:style-name="Standard">HAVE_SWR</text:p>
      <text:p text:style-name="Text_20_body">Enable this if you have installed Don ND6T's forward and reverse power meter bridge.<text:line-break/>You get SWR, <text:s/>Forward and Reverse power readings during TX.<text:line-break/>It would be a good idea to check the calibration if you want more than a rough idea of readings.</text:p>
      <text:p text:style-name="Standard">HAVE_SHUTTLETUNE</text:p>
      <text:p text:style-name="Text_20_body">Use shuttle tuning rather than the original tuning system. This does not require any other options to be enabled, but without it using the menu may be inconvenient as moving the knob to select menu items will result in a frequency change on return from the menu. <text:s/></text:p>
      <text:p text:style-name="Standard">HAVE_SAVESTATE</text:p>
      <text:p text:style-name="Text_20_body">Enable storing the current VFO settings to EEPROM.<text:line-break/>If the menu is enabled there is a menu item to save the current settings as default. Without the menu, the defaults are saved each time you change VFOs.</text:p>
      <text:p text:style-name="Text_20_body">The defaults are loaded at startup if they have been previously saved.</text:p>
      <text:p text:style-name="Standard">HAVE_MENU</text:p>
      <text:p text:style-name="Text_20_body">Enable the menu. Scroll through using the tuning knob, and activate with the FBUTTON. </text:p>
      <text:p text:style-name="Text_20_body">If the menu is enabled, the FBUTTON operates as follows:</text:p>
      <text:list xml:id="list7902341073094951455" text:style-name="L1">
        <text:list-item>
          <text:list>
            <text:list-item>
              <text:p text:style-name="P22">A long press will activate the menu.</text:p>
            </text:list-item>
            <text:list-item>
              <text:p text:style-name="P22">Holding the FBUTTON at power on will reset all settings but not the channel data.</text:p>
            </text:list-item>
          </text:list>
        </text:list-item>
      </text:list>
      <text:p text:style-name="Text_20_body"><text:soft-page-break/>If the menu is disabled, the FBUTTON operates as follows:</text:p>
      <text:list xml:id="list450886846837439011" text:style-name="L2">
        <text:list-item>
          <text:list>
            <text:list-item>
              <text:p text:style-name="P23">A long press will set all VFOs to the current settings.</text:p>
            </text:list-item>
            <text:list-item>
              <text:p text:style-name="P23">Holding the FBUTTON at power on enters calibration mode.</text:p>
            </text:list-item>
          </text:list>
        </text:list-item>
      </text:list>
      <text:p text:style-name="Text_20_body"><text:line-break/>HAVE_CHANNELS<text:line-break/>Adds a channel memory. By default there are 10 channels (0-9) but this is easy to change up to 40.</text:p>
      <text:p text:style-name="Text_20_body"><text:line-break/>HAVE_FILTERS<text:line-break/>Adds support for extra BPF and LPF filters via various methods. See the section on filters below.</text:p>
      <text:p text:style-name="Text_20_body"><text:line-break/>HAVE_BFO<text:line-break/>Enable this if the BFO is driven by a clock on the SI5351. It allows moving the carrier around in the passband of the crystal filter, which is most useful for CW. It is also required for BFO-TRIM in the menu to move signals around in the crystal filter passband.</text:p>
      <text:p text:style-name="Text_20_body"><text:line-break/>NEW_CAL<text:line-break/>New-style calibration – Makes the calibration menu option work just like any other menu option (click the button, shuttle-adjustment). <text:s/>When off it uses the old style (hold the button, dial adjustment)<text:line-break/></text:p>
      <text:p text:style-name="Text_20_body">TUNE_BANDS_ONLY<text:line-break/>Limits the tunable frequencies to bands defined in filters.cpp. <text:s/>TX is always limited to defined bands (but you can define any band you like)<text:line-break/><text:tab/>0=Continuous tuning across the full frequency range. <text:s/><text:line-break/><text:tab/>1=Only tune to defined bands, at the end of a band go to the start of the next band. <text:s/><text:line-break/><text:tab/>2=Like 1, but wraps to the beginning of the same band. Use rapid tuning (hold the F-Button <text:tab/> <text:s text:c="3"/>and tune) to change bands.<text:line-break/><text:line-break/>HAVE_CW<text:line-break/>Enable this if you have connected the CW_TONE and CW_KEY pins to the BITX and a key to the ANALOG_KEYER pin. It requires HAVE_PTT as well. <text:s/>1=Straight key only - If you want CW but want to save on space this is for you. <text:s/>2=Keyer – You can connect a straight key, bug or paddle.<text:line-break/>It is possible to connect a straight key and a bug or paddle in parallel using one analog input and a couple of resistors.<text:line-break/><text:line-break/>HAVE_CW_SENDER<text:line-break/>Automatic CW sending – currently only usable via the CAT interface or CW beacon mode.<text:line-break/><text:line-break/>HAVE_CW_BEACON<text:line-break/>Adds a CW beacon option to the menu. Selecting this allows you to set the beacon interval, then start beacon mode. <text:s/>Set the beacon text via the CAT interface 'cwb' command.<text:line-break/><text:line-break/>HAVE_SMETER<text:line-break/>Enables / Selects one of the five available S-METER types. See config.h for options.<text:line-break/><text:line-break/>HAVE_CAT<text:line-break/>You can control your BITX from a computer! See the Remote Control page for commands.</text:p>
      <text:p text:style-name="Text_20_body">CAT_MINIMAL disables some less useful CAT commands to reduce code size.</text:p>
      <text:p text:style-name="Text_20_body"><text:soft-page-break/><text:line-break/>HAVE_ANALYSER<text:line-break/>Use SWR metering and sweep the current band. Even displays a graphic plot of 16 samples!</text:p>
      <text:p text:style-name="P1"/>
      <text:p text:style-name="P1"/>
      <text:p text:style-name="P1"/>
      <text:p text:style-name="P1">Programmers Notes:</text:p>
      <text:p text:style-name="Text_20_body">Programmers will notice I use #if XXXXX <text:s/>around various sections of code to remove it from the compile completely, and that strictly speaking this is not necessary because the linker will drop any code that is never called. <text:s/>I prefer to use #if because it means that if there is a call to this code where there shouldn't be (or should be but I'm not aware of) it will cause a compile error, rather than just using up program memory and leaving me wondering why disabling a feature doesn't give back enough program space.<text:line-break/></text:p>
      <text:p text:style-name="Text_20_body">A lot of time has gone into reducing the compiled size of the code, including some time spent on theSi5351 library. At this time the Si5351 library is a little bloated due to the way a few things have been implemented - I have identified about 2kb of savings and sent my changes to the maintainers.<text:line-break/>I have also identified another 2kb of savings by reducing the feature set as a compile time option (we don't have/need DDS outputs 6 and 7) and have sent these changes to the maintainers as well.</text:p>
      <text:p text:style-name="Text_20_body">This means that we can still fit <text:span text:style-name="T1">all</text:span> of the features in this package into the 30K of flash memory available with the Arduino bootloader installed and even have 1kb to spare.</text:p>
      <text:p text:style-name="Text_20_body">With over 4000 lines of code to manage, splitting the code into smaller files became essential, however having too many tabs in the Arduino IDE can also be a pain – so all the common declarations are in bitxultra.h and all the end-user configuration is in config.h.</text:p>
      <text:p text:style-name="Text_20_body"/>
      <text:p text:style-name="P1">Links:</text:p>
      <text:p text:style-name="Text_20_body">A few links to information I used in this project.</text:p>
      <text:p text:style-name="Text_20_body"><text:a xlink:type="simple" xlink:href="http://www.hfsigs.com/bitx40v3_circuit.html" text:style-name="Internet_20_link" text:visited-style-name="Visited_20_Internet_20_Link">http://www.hfsigs.com/bitx40v3_circuit.html</text:a></text:p>
      <text:p text:style-name="Text_20_body"><text:a xlink:type="simple" xlink:href="http://www.phonestack.com/farhan/ubitx/ubitx.html" text:style-name="Internet_20_link" text:visited-style-name="Visited_20_Internet_20_Link">http://www.phonestack.com/farhan/ubitx/ubitx.html</text:a></text:p>
      <text:p text:style-name="Text_20_body"/>
      <text:p text:style-name="Text_20_body"><text:a xlink:type="simple" xlink:href="http://bitxhacks.blogspot.com.au/2017/03/nd6ts-forward-and-reverse-power-meter.html" text:style-name="Internet_20_link" text:visited-style-name="Visited_20_Internet_20_Link">http://bitxhacks.blogspot.com.au/2017/03/nd6ts-forward-and-reverse-power-meter.html</text:a></text:p>
      <text:p text:style-name="Text_20_body"><text:a xlink:type="simple" xlink:href="http://bitxhacks.blogspot.com.au/2017/01/a-simple-s-meter-for-bitx-40-from-don.html" text:style-name="Internet_20_link" text:visited-style-name="Visited_20_Internet_20_Link">http://bitxhacks.blogspot.com.au/2017/01/a-simple-s-meter-for-bitx-40-from-don.html</text:a></text:p>
      <text:p text:style-name="Text_20_body"/>
      <text:p text:style-name="Text_20_body"><text:a xlink:type="simple" xlink:href="https://github.com/etherkit/Si5351Arduino/issues/50" text:style-name="Internet_20_link" text:visited-style-name="Visited_20_Internet_20_Link">https://github.com/etherkit/Si5351Arduino/issues/50</text:a></text:p>
      <text:p text:style-name="Text_20_body"/>
      <text:h text:style-name="P25" text:outline-level="2">Operation</text:h>
      <text:p text:style-name="Text_20_body">This section describes end-user operation with all of the above options turned on. </text:p>
      <text:p text:style-name="Text_20_body"/>
      <text:p text:style-name="P13">Shuttle Tuning</text:p>
      <text:p text:style-name="Text_20_body">Turn the tuning knob clockwise to increase frequency, anti-clockwise to reduce. The further you turn the faster it moves. There is a little trickery in that each digit will change faster as you turn more, then at a certain speed it will move to the next digit, which will change faster as you turn more. Turning the knob to minimum or maximum will change the 10Khz digit.</text:p>
      <text:p text:style-name="Text_20_body">To change bands, hold down the FBUTTON and turn the tuning knob as in the original firmware.</text:p>
      <text:p text:style-name="Text_20_body"/>
      <text:p text:style-name="Text_20_body"><text:span text:style-name="T1">Function Button (FBUTTON</text:span>)</text:p>
      <text:p text:style-name="Text_20_body">Single press to toggle RIT on/off fir the current VFO.</text:p>
      <text:p text:style-name="Text_20_body">Double press to select the next VFO. The code is designed so that you can have as many VFOs as you like when you compile the firmware. The default is 3 (A,B,C). <text:s/>Up to 26 works... but that many will just annoy you :)</text:p>
      <text:p text:style-name="Text_20_body">Long press to activate the menu.</text:p>
      <text:p text:style-name="Text_20_body">Hold while turning the tuning knob for rapid tuning / band change.</text:p>
      <text:p text:style-name="Text_20_body"/>
      <text:p text:style-name="P1">Menu Operation</text:p>
      <text:p text:style-name="Text_20_body">Hold down the FBUTTON to activate the menu, scroll through the items using the tuning knob (similar to shuttle tuning but there is only one speed) and press the FBUTTON to select the displayed item.</text:p>
      <text:p text:style-name="Text_20_body"/>
      <text:p text:style-name="Text_20_body">RIT</text:p>
      <text:p text:style-name="Text_20_body"><text:tab/>Adjust the RIT offset for the current VFO.</text:p>
      <text:p text:style-name="Text_20_body">Sideband</text:p>
      <text:p text:style-name="Text_20_body"><text:tab/>Toggle USB / LSB.</text:p>
      <text:p text:style-name="Text_20_body">Channel/VFO</text:p>
      <text:p text:style-name="Text_20_body"><text:tab/>Swap between VFO mode and Channel mode.</text:p>
      <text:p text:style-name="Text_20_body">Store Channel</text:p>
      <text:p text:style-name="P10">Store the current VFO settings to a channel memory.</text:p>
      <text:p text:style-name="P11">Tip: To copy a channel, select it in channel mode, make any changes (like RIT, Sideband, Frequency) and store it to the new location.</text:p>
      <text:p text:style-name="P11">You can also swap VFOs in channel mode, and load each VFO with a channel by turning the tuning knob. Now you can flip between a few channels that are a long way apart.</text:p>
      <text:p text:style-name="Text_20_body">S-Tone</text:p>
      <text:p text:style-name="Text_20_body"><text:tab/>Adjust the CW sidetone frequency. Applies to all VFOs.</text:p>
      <text:p text:style-name="Text_20_body">WPM</text:p>
      <text:p text:style-name="Text_20_body"><text:tab/>Set the CW send speed for Bug or Paddle, Automated CW and CW beacon mode.</text:p>
      <text:p text:style-name="Text_20_body"><text:soft-page-break/>Keyer Mode</text:p>
      <text:p text:style-name="Text_20_body"><text:tab/>Select the style of paddle operation – Iambic or Ultimatic (determines whether holding both <text:tab/>paddles will send repeats of the last dit or dah, or alternates dit,dah,dit,dah...)<text:line-break/><text:tab/>Also allows reversing the paddles.</text:p>
      <text:p text:style-name="Text_20_body">CW Beacon</text:p>
      <text:p text:style-name="Text_20_body"><text:tab/>Activate CW beacon mode after setting the interval in 10 seconds steps.</text:p>
      <text:p text:style-name="Text_20_body">Sync VFOs</text:p>
      <text:p text:style-name="Text_20_body"><text:tab/>Copy the current VFO settings to all VFOs.</text:p>
      <text:p text:style-name="Text_20_body">CALIBRATE</text:p>
      <text:p text:style-name="Text_20_body"><text:tab/>Enter the calibration routine. If using the old style calibrate, remember to hold the<text:line-break/><text:tab/>button down until you're done.</text:p>
      <text:p text:style-name="Text_20_body">BFO-Trim</text:p>
      <text:p text:style-name="P10">Tweak the frequency of the BFO by up to <text:span text:style-name="T4">±</text:span><text:span text:style-name="T5">500Hz. This has the effect of shifting the frequencies at which AF is presented to the crystal filter, thereby achieving a shift in the passband of the filter without having to modify anything. <text:s/>The VFO is also adjusted by this same amount to put everything back on frequency. Applied to SSB (RX/TX), but not to CW TX which is always placed within the passband.</text:span></text:p>
      <text:p text:style-name="P12">Useful if you have an adjacent signal you want to cut, or want to filter your transmitted AF.</text:p>
      <text:p text:style-name="P9">Analyser</text:p>
      <text:p text:style-name="P17">Displays a single SWR sweep of 16 points spaced evenly across the current band in the bottom line of the display. Press the F-Button to resume normal operation.</text:p>
      <text:p text:style-name="Text_20_body">Save Defaults</text:p>
      <text:p text:style-name="P5">Save the current settings as the defaults. Includes the sidetone frequency, currently selected VFO and the settings for all VFOs.</text:p>
      <text:h text:style-name="Heading_20_2" text:outline-level="2"/>
      <text:h text:style-name="P25" text:outline-level="2">Hardware Connections</text:h>
      <text:p text:style-name="Text_20_body">This section gives an outline of making the extra connections to use all the features in this firmware.</text:p>
      <text:p text:style-name="Text_20_body">In particular the PTT, CW, FBUTTON, <text:s/>SWR meter, S-Meter and DDS BFO wiring as per the default configuration. You can change where wires are connected if you want, but it's up to you to make the matching changes to the definitions in the firmware.</text:p>
      <text:p text:style-name="Text_20_body">The CW, CW-Tone and BFO interfacing are copied from the uBitx.</text:p>
      <text:p text:style-name="P1">FBUTTON</text:p>
      <text:p text:style-name="Text_20_body">Connect a momentary push button across D2 (pin 11 of the connector that comes with only a 5-pin header in it) <text:s/>and ground (pin 10 is fine). I had to change this from original to get a spare analog input for the S-Meter.</text:p>
      <text:p text:style-name="Text_20_body"><text:span text:style-name="T1">PTT<text:line-break/></text:span>Connect the PTT switch across input A6 (blue wire on the 8-pin header) and Ground.<text:line-break/>Connect an NPN transistor as per the original instructions:</text:p>
      <text:p text:style-name="P6">Emitter to ground.<text:line-break/>Collector to the PTT line on the BITX (brown wire from PTT header).<text:line-break/>Base to a 4.7K resistor, and the other end of the resistor to the TX_RX output (D7, the hole furthest from the header on the long set of empty holes next to the 5-pin header).</text:p>
      <text:p text:style-name="P19"><text:span text:style-name="T1">CW (Requires PTT)<text:line-break/></text:span>Connect a straight CW key across the ANALOG_KEYER input (A6, Blue wire on the 8-pin header) and ground. <text:span text:style-name="T1">Add a pullup resistor of any value from 1k to 10k</text:span> or you will get crosstalk from other analog inputs. For bugs and paddles, see <text:span text:style-name="T1">CW Key Connections.</text:span></text:p>
      <text:p text:style-name="Text_20_body">Connect the CW_TONE output (D6, 2<text:span text:style-name="T2">nd</text:span> from the end, next to the TX_RX output) to the high side of the volume pot via an RC filter to smooth out the waveform. I used a 5k trimpot as one of the resistors so I could adjust the tone volume.</text:p>
      <text:p text:style-name="Text_20_body">Connect the CW_KEY output (D5, 3<text:span text:style-name="T2">rd</text:span> from the end, next to the CW_TONE output) to the top of C107 via a 0.1uf bypass capacitor and a resistor.</text:p>
      <text:p text:style-name="Text_20_body">The audio amp is only powered during RX, so we need <text:s/>to give it power during TX so the sidetone can be heard. Connect a diode from the junction of R111 and R113 to the track 3 tracks away that feeds R101 for permanent power, or 2 tracks away feeding R127 for TX power (either is just as good). A diode from R127 to R111 worked for me.<text:line-break/><text:line-break/><text:span text:style-name="T1">CW Key Connections</text:span></text:p>
      <text:p text:style-name="Text_20_body">HAVE_CW 1 <text:s/>(basic straight key only)<text:line-break/>Expects a straight key shorting the CW_KEY line to ground. Nothing else.</text:p>
      <text:p text:style-name="Text_20_body">HAVE_CW 2 <text:s/>(handles anything)<text:line-break/>Makes use of the analog input to recognise no less than 5 key states - Open, TX on, Dah, Dit, Both, Closed (Straight) - by wiring the contacts via three different resistors to a single analog input, thus producing different voltages.</text:p>
      <text:p text:style-name="Text_20_body">Wire up CW input pins on whatever socket you like, or across multiple sockets if you prefer so you can plug your key in to the appropriate socket.</text:p>
      <text:p text:style-name="Text_20_body">Connect the dit pin to via a higher value resistor. Dah via a lower value. The values depend on your pullup resistor, for a 10K pullup, a 10K and a 6.6K should do the job.</text:p>
      <text:p text:style-name="Text_20_body">Optionally add a higher value resistor (66K) to provide a TX switch via the same input. This will be useful if you like to use a foot switch or one of the Czech army keys with a built-in TX switch.</text:p>
      <text:p text:style-name="Text_20_body"><text:soft-page-break/>+5v ----/\/\/----------|<text:line-break/>CW_KEY input ---+---------- Straight</text:p>
      <text:p text:style-name="P20">|---/\/\/-- Dit</text:p>
      <text:p text:style-name="P21">|---/\/\/-- Dah</text:p>
      <text:p text:style-name="P21">----/\/\/-- TX</text:p>
      <text:p text:style-name="P19">Straight Key - just wire it up to short the input. Nothing new here.</text:p>
      <text:p text:style-name="Text_20_body">Paddle (single or double) - connect dit side to Dit, dah side to Dah.</text:p>
      <text:p text:style-name="Text_20_body">Bug - connect dit side to Dit, other side to Straight.</text:p>
      <text:p text:style-name="Text_20_body"/>
      <text:p text:style-name="Text_20_body">No mode switching or keyer selection required - just grab something and pound out CW!</text:p>
      <text:p text:style-name="Text_20_body">There are config options in the menu for swapping the paddles and ultimatic keyer mode though. <text:line-break/>HAVE_CW 2 always operates in semi-break-in, however it supports holding PTT to keep the rig in TX while you key and will go back to RX as soon as the timeout expires and PTT is released - that is there will always be a minimum time of TX after the last dit/dah. The only difference between using PTT and a separate CW TX switch is the TX switch has no minimum time after the last dit/dah (and you can use any switch you like while leaving your PTT connected).<text:line-break/><text:line-break/><text:span text:style-name="T1">DDS driven BFO<text:line-break/></text:span><text:span text:style-name="T7">Disconnect R101 and C106 <text:s/>- this disconnects the original BFO. <text:line-break/>Connect the DDS output across pins 1 and 6 of T4. I did this by installing a 2-pin header on the top side of the board on the contact point for C106 and a nearby ground point.<text:line-break/>I also copied the 4-resistor network from the uBitx here.<text:line-break/></text:span></text:p>
      <text:p text:style-name="Text_20_body"><text:span text:style-name="T1">Forward / Reflected power<text:line-break/></text:span>Build <text:span text:style-name="T3">Don Cantrell, ND6T's SWR bridge and install it with forward power connected to A0 (Black wire on the 8-pin connector) and reverse power connected to A2 (Red wire on the 8-pin connector).</text:span></text:p>
      <text:p text:style-name="P2">Calibration can be adjusted near config.h line 87 with F_POWER_CAL and R_POWER_CAL.<text:line-break/></text:p>
      <text:p text:style-name="P2"><text:span text:style-name="T1">S-Meter<text:line-break/></text:span>A simple diode, resistor and capacitor on the high side of the volume pot connected to S_POWER A3 (red wire on the 8-pin header). Ground the resistor and capacitor on the low side of the pot.</text:p>
      <text:h text:style-name="P25" text:outline-level="2">Filters – Adding bands to the BITX40</text:h>
      <text:p text:style-name="P2">Extra Band Pass and Low Pass Filters can be installed by bypassing the onboard ones.</text:p>
      <text:p text:style-name="P2">This section covers the options for controlling/selecting those filters. I will leave the actual hardware connections for the reader to work out.</text:p>
      <text:p text:style-name="P2"/>
      <text:p text:style-name="P3">One Extra Band</text:p>
      <text:p text:style-name="P2">The simplest method for filter selection is to add one extra filter pair and DPDT control relays enabling them from FILTER_PIN0 and FILTER_PIN1. It is possible to use one pin for each relay and have them both switched at the same time. <text:s/><text:line-break/>At the software level, this can be set up by opening config.h then setting FILTER_PIN0 and FILTER_PIN1. Also check that FILTER_I2C is commented out ( line starts with // ).</text:p>
      <text:p text:style-name="P2">To configure which relays are switched for which frequencies, open filters.cpp and find the txbands array near line 30. <text:s/>Here you will see the frequency range for each band, and a number representing the filters <text:s/>to use. By default only the 40m band is enabled for TX.<text:line-break/>Leave the filter value at 0 for 40m.<text:line-break/>Remove the // from the new band and set filter to 3 (activate both relays).</text:p>
      <text:p text:style-name="P2">Compile and update your BITX to enjoy an extra band!</text:p>
      <text:p text:style-name="P2"/>
      <text:p text:style-name="P3">Two Extra Bands</text:p>
      <text:p text:style-name="P2">This can be done similarly to one extra band, but connect both the LPF and BPF relays for one band to one output pin, and the relays for the other band to the other output.</text:p>
      <text:p text:style-name="P2">In the txbands structure, set the filter value for one new band to 1, and the other new band to 2.<text:line-break/>Now one set of relays will be on for one band, and the other set for the other. <text:s/>Both relays off will give you the original 40m filter set.</text:p>
      <text:p text:style-name="P2"/>
      <text:p text:style-name="P3">Many Extra Bands / Other ways to do it</text:p>
      <text:p text:style-name="P2">Things get more complicated when you want more bands, and we run out of outputs.</text:p>
      <text:p text:style-name="P2">So far, the best (cheapest) way I have found to deal with that is a small board with a PCF8574 or PCF8575 chip on it to give 8 (or 16) outputs controlled via the I2C bus, connected in parallel with the Si5351 clock.</text:p>
      <text:p text:style-name="P2">To keep your relays and filters tidy, have a look on the QRP Labs web site and get one or more BPF relay boards, and as many BPF and LPF kits as you like. These kits plug directly into the relay boards and the combination will save you a lot of time.</text:p>
      <text:p text:style-name="P2">Connect the PCF8574/5 board to the I2C bus, and its outputs to the switching inputs on the relay boards. Keep the connections in order so you can work out which bit sets which relay easily! You shouldn't need any interfacing other than some bits of wire.</text:p>
      <text:p text:style-name="P2">In config.h, make sure FILTER_PIN0 is commented out (with //) and so are FILTER_RELAYS_ON and FILTER_RELAYS_OFF. <text:s/>Enable FILTER_I2C (remove the //).<text:line-break/>In filters.cpp, find the txbands array near line 30 and remove the // and set the filter values for each band you want to use. <text:s/>The appropriate value will depend on where your filters are plugged in.<text:line-break/></text:p>
      <text:p text:style-name="P2">There is nothing stopping you from using one LPF for several bands, by having it switched on with various different BPFs (one at a time of course). See the example at line 50 of filters.cpp.</text:p>
      <text:p text:style-name="P3"><text:soft-page-break/>Using latching relays to conserve power</text:p>
      <text:p text:style-name="P2">Latching relays have two coils in each relay – one to set it, the other to reset it. They do not require power to hold their state. <text:s/>This has the advantage of not consuming your valuable battery milliamps in the long periods between changing bands.</text:p>
      <text:p text:style-name="P2">Unfortunately the QRP Labs relay boards don't come with latching relays, so some modification would be required – replacing the relays and adding extra coil connections.</text:p>
      <text:p text:style-name="P2">By using the I2C IO chips above, we can get plenty of spare outputs, so connect up one output to each coil on each relay (or do them in LPF/BPF pairs if you like). Set the txbands filter values to activate the set coils for the relays you want on, and the reset coils for all other relays.</text:p>
      <text:p text:style-name="P2">In config.h enable FILTER_RELAYS_OFF (remove the //) to have all the outputs on the IO chip set to the state specified after switching. That way no coils are consuming power.</text:p>
      <text:p text:style-name="P2">There you have it – automated band switching for <text:span text:style-name="T1">almost unlimited*</text:span><text:span text:style-name="T7"> bands for zero power consumption on your BITX. </text:span></text:p>
      <text:p text:style-name="P4">Optionally you can also enable FILTER_PIN0 and FILTER_RELAYS_ON. This will give you an output that can be used to only enable power to the filter relays when switching is taking place.</text:p>
      <text:p text:style-name="P3"/>
      <text:p text:style-name="P3"/>
      <text:p text:style-name="P2"><text:span text:style-name="T1">*</text:span><text:span text:style-name="T7"> Limited by a max of 32 outputs in software for now, but you could connect up to 64 outputs if you modified the code. It only takes 30 outputs to switch latching relays on all bands from 160m to 10m (5 LPFs and 10 BPFs = 15 relays x 2 coils)!... and you can swap out filters easily if you use the QRP Labs kits.</text:span></text:p>
      <text:p text:style-name="P4"><text:span text:style-name="T1">*</text:span> Actually you can connect up to 8 x PCF8575 boards to give 8 * 16 = 256 outputs... but that's just getting silly, and too hard to specify which filters are enabled :)</text:p>
      <text:p text:style-name="P4"/>
      <text:p text:style-name="P4"/>
      <text:h text:style-name="P25" text:outline-level="2">Remote Control (CAT)</text:h>
      <text:p text:style-name="P2">As the Raduino already has a USB interface, we might as well have the option to control the rig from a computer! <text:s text:c="2"/>Enable HAVE_CAT to build this in. Availability of some commands depends on HAVE_* and CAT_MINIMAL.</text:p>
      <text:p text:style-name="P2">One day I might look into being compatible with some common protocol – it shouldn't be that hard, but my current rigs either don't do CAT or are a very uncommon protocol, so what do I pick?</text:p>
      <text:p text:style-name="P2">Many commands have an optional parameter. If no parameter is specified, they will return the current setting, otherwise they will change that setting.</text:p>
      <text:p text:style-name="P2">The Raduino is wired to always reset when a connection is established but as long as the computer stays connected it should not reset again.</text:p>
      <text:p text:style-name="P3">Commands:</text:p>
      <text:p text:style-name="P2">status</text:p>
      <text:p text:style-name="P18">Get the current state (number of VFOs, active VFO, number of channels available, active channel, sidetone frequency, state of all VFOs)</text:p>
      <text:p text:style-name="P7">freq<text:line-break/>freq &lt;frequency&gt;<text:line-break/><text:tab/>Get the operating frequency, or set it and switch to VFO mode.</text:p>
      <text:p text:style-name="P7">rit<text:line-break/>rit &lt;offset&gt;<text:line-break/><text:tab/>Get/Set the RIT offset (currently +-150Hz allowed)</text:p>
      <text:p text:style-name="P7">mod<text:line-break/>mod &lt;modulation&gt;<text:line-break/><text:tab/>Get/Set the current modulation (LSB, USB, AUTO).<text:line-break/><text:tab/>AUTO will use USB above 10MHz, or LSB below 10MHz.</text:p>
      <text:p text:style-name="P7">vfo<text:line-break/>vfo &lt;num&gt;<text:line-break/><text:tab/>Get the current active VFO, or switch to VFO mode and select the VFO.</text:p>
      <text:p text:style-name="P7">tx on<text:line-break/>tx off<text:line-break/><text:tab/>activate TX if permitted on this frequency.</text:p>
      <text:p text:style-name="P7">meter<text:line-break/><text:tab/>For TX, returns the SWR, for RX the S-Meter reading.</text:p>
      <text:p text:style-name="P7">ann</text:p>
      <text:p text:style-name="P7"><text:tab/>Run the antenna analyser. Reports 16 frequency + SWR samples within the current band and <text:tab/>also displays them on the LCD. <text:s/>“ann off” (or pressing the F-Button) will return to normal <text:tab/>operation.</text:p>
      <text:p text:style-name="P7"/>
      <text:p text:style-name="P8">Extra Commands (Only if CAT_MINIMAL is off):</text:p>
      <text:p text:style-name="P7">channel<text:line-break/>channel &lt;chan&gt;<text:line-break/><text:tab/>Get the current channel number, or Switch to channel mode and select &lt;chan&gt;.</text:p>
      <text:p text:style-name="P7">store &lt;chan&gt;<text:line-break/><text:tab/>Store the current VFO setup as channel &lt;chan&gt;</text:p>
      <text:p text:style-name="P7"><text:soft-page-break/>sidetone<text:line-break/>sidetone &lt;freq&gt;<text:line-break/><text:tab/>Get or set the current sidetone frequency (400-900 Hz)</text:p>
      <text:p text:style-name="P7">wpm &lt;speed&gt;<text:line-break/><text:tab/>Set the CW speed for Paddle or Bug operation, <text:s/>Automated CW and Beacon.</text:p>
      <text:p text:style-name="P7">cal <text:line-break/><text:tab/>Get the current calibration setting.</text:p>
      <text:p text:style-name="P7">cw &lt;text&gt;</text:p>
      <text:p text:style-name="P7"><text:tab/>Transmit &lt;text&gt; in CW at the currently set WPM.</text:p>
      <text:p text:style-name="P7">cwb</text:p>
      <text:p text:style-name="P7">cwb &lt;text&gt;</text:p>
      <text:p text:style-name="P7">cwb |</text:p>
      <text:p text:style-name="P7"><text:tab/>Report the current beacon text, set the beacon text, or transmit the current beacon text.</text:p>
      <text:p text:style-name="P7"/>
      <text:p text:style-name="P7">help <text:s text:c="4"/>List the available commands</text:p>
      <text:h text:style-name="P25" text:outline-level="2">Antenna Analyser</text:h>
      <text:p text:style-name="P2">*** <text:span text:style-name="T6">EXPERIMENTAL</text:span> ***</text:p>
      <text:p text:style-name="P7"/>
      <text:p text:style-name="P7">Enable HAVE_PTT, HAVE_SWR and HAVE_ANALYSER to build this in.</text:p>
      <table:table table:name="Table2" table:style-name="Table2">
        <table:table-column table:style-name="Table2.A"/>
        <table:table-column table:style-name="Table2.B"/>
        <table:table-row table:style-name="Table2.1">
          <table:table-cell table:style-name="Table2.A1" office:value-type="string">
            <text:p text:style-name="P7">You get an Analyser option in the menu which will run a sweep of 16 points across the current band and display a graph on the bottom line of the display – which is about every 19kHz in a 300kHz wide band. <text:s/>This should be more than enough detail.</text:p>
            <text:p text:style-name="P7">Press the F-Button button to resume normal operation once you're done.</text:p>
            <text:p text:style-name="P7">The SWR is displayed according to the table to the right. As per usual practice any value below 1.5 is acceptable, but having a display that works below that can be useful if you want to fine-tune the antenna.</text:p>
            <text:p text:style-name="P7"/>
            <text:p text:style-name="P7"/>
          </table:table-cell>
          <table:table-cell table:style-name="Table2.A1" office:value-type="string">
            <table:table table:name="Table1" table:style-name="Table1">
              <table:table-column table:style-name="Table1.A"/>
              <table:table-column table:style-name="Table1.B"/>
              <table:table-row>
                <table:table-cell table:style-name="Table1.A1" office:value-type="string">
                  <text:p text:style-name="P16">█</text:p>
                </table:table-cell>
                <table:table-cell table:style-name="Table1.B1" office:value-type="string">
                  <text:p text:style-name="P14">&gt;=10</text:p>
                </table:table-cell>
              </table:table-row>
              <table:table-row>
                <table:table-cell table:style-name="Table1.A2" office:value-type="string">
                  <text:p text:style-name="P15"/>
                </table:table-cell>
                <table:table-cell table:style-name="Table1.B2" office:value-type="string">
                  <text:p text:style-name="P14">&lt;10</text:p>
                </table:table-cell>
              </table:table-row>
              <table:table-row>
                <table:table-cell table:style-name="Table1.A2" office:value-type="string">
                  <text:p text:style-name="P15"/>
                </table:table-cell>
                <table:table-cell table:style-name="Table1.B2" office:value-type="string">
                  <text:p text:style-name="P14">&lt;5.0</text:p>
                </table:table-cell>
              </table:table-row>
              <table:table-row>
                <table:table-cell table:style-name="Table1.A2" office:value-type="string">
                  <text:p text:style-name="P16"/>
                </table:table-cell>
                <table:table-cell table:style-name="Table1.B2" office:value-type="string">
                  <text:p text:style-name="P14">&lt;3.0</text:p>
                </table:table-cell>
              </table:table-row>
              <table:table-row>
                <table:table-cell table:style-name="Table1.A2" office:value-type="string">
                  <text:p text:style-name="P16">▄</text:p>
                </table:table-cell>
                <table:table-cell table:style-name="Table1.B2" office:value-type="string">
                  <text:p text:style-name="P14">&lt;2.0</text:p>
                </table:table-cell>
              </table:table-row>
              <table:table-row>
                <table:table-cell table:style-name="Table1.A2" office:value-type="string">
                  <text:p text:style-name="P15"/>
                </table:table-cell>
                <table:table-cell table:style-name="Table1.B2" office:value-type="string">
                  <text:p text:style-name="P14">&lt;1.5</text:p>
                </table:table-cell>
              </table:table-row>
              <table:table-row>
                <table:table-cell table:style-name="Table1.A2" office:value-type="string">
                  <text:p text:style-name="P15"/>
                </table:table-cell>
                <table:table-cell table:style-name="Table1.B2" office:value-type="string">
                  <text:p text:style-name="P14">&lt;1.2</text:p>
                </table:table-cell>
              </table:table-row>
              <table:table-row>
                <table:table-cell table:style-name="Table1.A2" office:value-type="string">
                  <text:p text:style-name="P15">_</text:p>
                </table:table-cell>
                <table:table-cell table:style-name="Table1.B2" office:value-type="string">
                  <text:p text:style-name="P14">&lt;1.1</text:p>
                </table:table-cell>
              </table:table-row>
              <table:table-row>
                <table:table-cell table:style-name="Table1.A2" office:value-type="string">
                  <text:p text:style-name="P15">Space</text:p>
                </table:table-cell>
                <table:table-cell table:style-name="Table1.B2" office:value-type="string">
                  <text:p text:style-name="P14">&lt;1.02</text:p>
                </table:table-cell>
              </table:table-row>
            </table:table>
            <text:p text:style-name="P7"/>
          </table:table-cell>
        </table:table-row>
      </table:table>
      <text:p text:style-name="P7"><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nos2" svg:font-family="Tinos"/>
    <style:font-face style:name="Liberation Sans1" svg:font-family="'Liberation Sans'" style:font-family-generic="swiss"/>
    <style:font-face style:name="Tinos1" svg:font-family="Tinos" style:font-pitch="variable"/>
    <style:font-face style:name="Tinos" svg:font-family="Tinos" style:font-family-generic="roman" style:font-pitch="variable"/>
    <style:font-face style:name="Arimo" svg:font-family="Arimo" style:font-family-generic="swiss" style:font-pitch="variable"/>
    <style:font-face style:name="Liberation Sans" svg:font-family="'Liberation Sans'"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nos" fo:font-size="12pt" fo:language="en" fo:country="GB" style:letter-kerning="true" style:font-name-asian="WenQuanYi Zen Hei" style:font-size-asian="12pt" style:language-asian="zh" style:country-asian="CN" style:font-name-complex="Liberation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mo" fo:font-size="14pt" style:font-name-asian="WenQuanYi Zen Hei" style:font-size-asian="14pt" style:font-name-complex="Liberation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iberation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iberation Sans1" style:font-size-complex="12pt" style:font-style-complex="italic"/>
    </style:style>
    <style:style style:name="Index" style:family="paragraph" style:parent-style-name="Standard" style:class="index">
      <style:paragraph-properties text:number-lines="false" text:line-number="0"/>
      <style:text-properties style:font-name-complex="Liberation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ke Nix</meta:initial-creator>
    <meta:creation-date>2017-09-18T06:40:40</meta:creation-date>
    <meta:generator>OpenOffice/4.1.0$Unix OpenOffice.org_project/410m18$Build-9764</meta:generator>
    <dc:date>2017-11-19T12:16:50</dc:date>
    <dc:creator>Mike Nix</dc:creator>
    <meta:editing-duration>P4DT9H46M54S</meta:editing-duration>
    <meta:editing-cycles>66</meta:editing-cycles>
    <meta:document-statistic meta:table-count="2" meta:image-count="0" meta:object-count="0" meta:page-count="12" meta:paragraph-count="188" meta:word-count="3960" meta:character-count="22180"/>
  </office:meta>
</office:document-meta>
</file>